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Gabriola" svg:font-family="Gabriola"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Gabriola" fo:font-size="32pt" style:text-underline-style="none" style:font-size-asian="32pt" style:font-size-complex="32pt"/>
    </style:style>
    <style:style style:name="P2" style:family="paragraph" style:parent-style-name="Standard">
      <style:text-properties style:font-name="Times New Roman" fo:font-size="12pt" style:text-underline-style="none" style:font-size-asian="12pt" style:font-size-complex="12pt"/>
    </style:style>
    <style:style style:name="P3" style:family="paragraph" style:parent-style-name="Standard">
      <style:text-properties style:font-name="Times New Roman" fo:font-size="12pt" style:text-underline-style="none" style:font-size-asian="12pt" style:font-size-complex="12pt"/>
    </style:style>
    <style:style style:name="P4" style:family="paragraph" style:parent-style-name="Standard" style:list-style-name="L1">
      <style:text-properties style:font-name="Times New Roman" fo:font-size="12pt" style:text-underline-style="none" style:font-size-asian="12pt" style:font-size-complex="12pt"/>
    </style:style>
    <style:style style:name="P5" style:family="paragraph" style:parent-style-name="Standard" style:list-style-name="L2"/>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Times New Roman" fo:font-size="12pt" fo:font-style="normal" style:text-underline-style="none" style:font-size-asian="12pt" style:font-style-asian="normal" style:font-size-complex="12pt" style:font-style-complex="normal"/>
    </style:style>
    <style:style style:name="T4" style:family="text">
      <style:text-properties style:font-name="Times New Roman" fo:font-size="12pt" fo:font-style="italic" style:text-underline-style="none" style:font-size-asian="12pt" style:font-style-asian="italic" style:font-size-complex="12pt"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02in" fo:text-indent="-0.25in" fo:margin-left="2.9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02in" fo:text-indent="-0.25in" fo:margin-left="3.2402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wn Game</text:p>
      <text:p text:style-name="P2">Mechanics</text:p>
      <text:p text:style-name="P2"><text:tab/>Settlers-esqe town builder.</text:p>
      <text:list xml:id="list6160801965531814245" text:style-name="L1">
        <text:list-item>
          <text:p text:style-name="P4">Supply Chains (Ex. Making food requires: A Farm that makes wheat, a mill that takes wheat and makes flour, and a bakery that takes flour and makes bread)</text:p>
        </text:list-item>
        <text:list-item>
          <text:p text:style-name="P4">Individual resources must be carried from building to building by mepples </text:p>
        </text:list-item>
      </text:list>
      <text:p text:style-name="P2"><text:tab/>Chalenge comes from <text:span text:style-name="T1">Systemic Pressure </text:span><text:span text:style-name="T2">(ala Minimetro)</text:span></text:p>
      <text:list xml:id="list6669982737752241728" text:style-name="L2">
        <text:list-header>
          <text:p text:style-name="P5"><text:span text:style-name="T3">Basically, the players objecive is to produce enough resources to keep the mepples going. They consume food by default, which is the main pressure. Producing and transporting food efficently might take more resources (building carts for transport, or markets for centralized storage, ect.). Maybe a secondary mechanic like happiness could force the player to devlop their economy further, will have to work on that. In order to maintain flow and force the player to create new plans, meeples will constantly be joining the town. More mepples means need for more food, more efficent production, and a more spread out population forcing for more efficent transportation. This is simmilar to the way </text:span><text:span text:style-name="T4">Minimetro</text:span><text:span text:style-name="T3"> maintains difficulty. The system the player is building gradually is strained until breaking point by adding more individuals &amp; hubs that have to be made to interact efficently.</text:span></text:p>
        </text:list-header>
      </text:list>
      <text:p text:style-name="P2">Aethestics </text:p>
      <text:p text:style-name="P2"><text:tab/>Minimalistic. Most objects will be made blocky, single shaded, and bright. In essence we're shooting far to the left of the 'uncanny valley' of detail.</text:p>
      <text:p text:style-name="P2"/>
      <text:p text:style-name="P2">Story</text:p>
      <text:p text:style-name="P2"><text:tab/>Also minimal. In theory the growth of the town from small encampment to overgrown city is a kind of story. Perhaps buildings should be upgradable and look very different as time goes on to reflect this. Definitely a secondary priority though.</text:p>
      <text:p text:style-name="P2">Technology</text:p>
      <text:p text:style-name="P2"><text:tab/>Unity Engine. Blender for 3D models.</text:p>
      <text:p text:style-name="P2"/>
      <text:p text:style-name="P2">Risks:</text:p>
      <text:p text:style-name="P2"/>
      <text:p text:style-name="P2">-It might be hard to mesh the idea of 'developing more complicated economics' with the main mechanic of 'more meeples means you need more food, therefore more farms'. Basically how can you make it so 'more farms' isn't an easier/better solu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Gabriola" svg:font-family="Gabriola"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22M42S</meta:editing-duration>
    <meta:editing-cycles>4</meta:editing-cycles>
    <meta:generator>OpenOffice/4.1.3$Win32 OpenOffice.org_project/413m1$Build-9783</meta:generator>
    <dc:date>2017-07-26T16:54:41.18</dc:date>
    <dc:creator>Kurt </dc:creator>
    <meta:document-statistic meta:table-count="0" meta:image-count="0" meta:object-count="0" meta:page-count="1" meta:paragraph-count="15" meta:word-count="312" meta:character-count="1925"/>
    <meta:user-defined meta:name="Info 1"/>
    <meta:user-defined meta:name="Info 2"/>
    <meta:user-defined meta:name="Info 3"/>
    <meta:user-defined meta:name="Info 4"/>
  </office:meta>
</office:document-meta>
</file>